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" fo:font-size="12pt"/>
    </style:style>
    <style:style style:name="P3" style:family="paragraph">
      <style:text-properties style:font-name="Liberation Sans"/>
    </style:style>
    <style:style style:name="P4" style:family="paragraph">
      <style:paragraph-properties fo:text-align="center"/>
      <style:text-properties style:font-name="Liberation Sans" fo:font-weight="normal" style:font-weight-asian="normal" style:font-weight-complex="normal"/>
    </style:style>
    <style:style style:name="P5" style:family="paragraph">
      <style:text-properties style:font-name="Liberation Sans" fo:font-size="12pt"/>
    </style:style>
    <style:style style:name="P6" style:family="paragraph">
      <style:text-properties fo:font-size="12pt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fill="solid" draw:fill-color="#729fcf" draw:textarea-horizontal-align="justify" draw:textarea-vertical-align="middle" draw:auto-grow-height="false" style:run-through="foreground"/>
    </style:style>
    <style:style style:name="gr5" style:family="graphic">
      <style:graphic-properties svg:stroke-color="#66cc00" draw:fill-color="#579d1c" draw:textarea-horizontal-align="justify" draw:textarea-vertical-align="middle" draw:auto-grow-height="false" style:run-through="foreground"/>
    </style:style>
    <style:style style:name="gr6" style:family="graphic">
      <style:graphic-properties svg:stroke-color="#99ff66" draw:fill="solid" draw:fill-color="#579d1c" draw:textarea-horizontal-align="justify" draw:textarea-vertical-align="middle" draw:auto-grow-height="false" style:run-through="foreground"/>
    </style:style>
    <style:style style:name="gr7" style:family="graphic">
      <style:graphic-properties draw:stroke="solid" draw:stroke-dash="Ultrafine_20_Dotted_20__28_var_29_" svg:stroke-color="#333333" draw:fill="solid" draw:fill-color="#ccff99" draw:textarea-horizontal-align="justify" draw:textarea-vertical-align="middle" draw:auto-grow-height="false" style:run-through="foreground"/>
    </style:style>
    <style:style style:name="gr8" style:family="graphic">
      <style:graphic-properties draw:stroke="dash" draw:stroke-dash="Dashed_20__28_var_29_" svg:stroke-color="#333333" draw:fill="solid" draw:fill-color="#eeeeee" draw:textarea-horizontal-align="justify" draw:textarea-vertical-align="middle" draw:auto-grow-height="false" style:run-through="foreground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custom-shape draw:style-name="gr2" draw:text-style-name="P2" svg:width="1.6488in" svg:height="0.7941in" svg:x="4.961in" svg:y="-0.678in"><text:p text:style-name="P1"><text:span text:style-name="T1">Work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3"><draw:custom-shape draw:style-name="gr2" svg:width="0.698in" svg:height="0.7606in" svg:x="6.8858in" svg:y="-0.5906in"><text:p text:style-name="P1">App</text:p><draw:enhanced-geometry svg:viewBox="0 0 21600 21600" draw:text-areas="0 0 21600 21600" draw:type="chevron" draw:modifiers="1620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style-name="gr2" svg:width="0.698in" svg:height="0.7606in" svg:x="6.8028in" svg:y="-0.5469in"><text:p text:style-name="P1">App</text:p><draw:enhanced-geometry svg:viewBox="0 0 21600 21600" draw:text-areas="0 0 21600 21600" draw:type="chevron" draw:modifiers="1620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/draw:g><draw:custom-shape draw:style-name="gr2" svg:width="0.698in" svg:height="0.7606in" svg:x="6.7091in" svg:y="-0.4988in"><text:p text:style-name="P1">App</text:p><draw:enhanced-geometry svg:viewBox="0 0 21600 21600" draw:text-areas="0 0 21600 21600" draw:type="chevron" draw:modifiers="1620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style-name="gr2" draw:text-style-name="P3" svg:width="1.6461in" svg:height="0.7921in" svg:x="-0.039in" svg:y="-0.5425in"><text:p text:style-name="P1"><text:span text:style-name="T2">Swift clie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3" svg:width="1.6461in" svg:height="0.7921in" svg:x="4.8776in" svg:y="-0.6051in"><text:p text:style-name="P1"><text:span text:style-name="T2">Work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3" svg:width="1.6461in" svg:height="0.7921in" svg:x="2.3882in" svg:y="-0.5217in"><text:p text:style-name="P1"><text:span text:style-name="T2">Swift servic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3" svg:width="1.6461in" svg:height="0.7921in" svg:x="4.8154in" svg:y="-0.5217in"><text:p text:style-name="P1"><text:span text:style-name="T2">Work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4" svg:width="4.4795in" svg:height="0.313in" svg:x="2.7193in" svg:y="0.6366in"><text:p text:style-name="P1"><text:span text:style-name="T3">Shared File-syste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svg:width="0.2713in" svg:height="0.3752in" svg:x="6.8465in" svg:y="0.2618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g draw:style-name="gr3"><draw:custom-shape draw:style-name="gr2" draw:text-style-name="P3" svg:width="0.8488in" svg:height="0.5394in" svg:x="-0.5626in" svg:y="0.602in"><text:p text:style-name="P1"><text:span text:style-name="T2">loca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3" svg:width="0.848in" svg:height="0.5394in" svg:x="0.3937in" svg:y="0.602in"><text:p text:style-name="P1"><text:span text:style-name="T2">GSIft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5" svg:width="0.8516in" svg:height="0.5421in" svg:x="1.3492in" svg:y="0.602in"><text:p text:style-name="P1"><text:span text:style-name="T1">Ss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style-name="gr5" svg:width="0.2713in" svg:height="0.3752in" svg:x="3.1484in" svg:y="0.2701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6" svg:width="0.7815in" svg:height="0.2713in" svg:x="1.6067in" svg:y="-0.0953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5" svg:width="0.2713in" svg:height="0.4795in" svg:x="0.6799in" svg:y="0.1791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5" svg:width="0.2185in" svg:height="0.5421in" draw:transform="rotate (-0.680852941202988) translate (0.223611111111111in 0.129166666666667in)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5" svg:width="0.1976in" svg:height="0.6343in" draw:transform="rotate (-0.680852941202988) translate (1.59305555555556in 0.117661854768154in)"><text:p/><draw:enhanced-geometry svg:viewBox="0 0 21600 21600" draw:mirror-vertical="true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7" svg:width="0.2406in" svg:height="0.3669in" svg:x="5.5311in" svg:y="0.2701in"><text:p/><draw:enhanced-geometry svg:viewBox="0 0 21600 21600" draw:mirror-horizontal="true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draw:g><draw:custom-shape text:anchor-type="paragraph" draw:z-index="1" draw:style-name="gr8" draw:text-style-name="P6" svg:width="0.7831in" svg:height="0.2043in" svg:x="1.6055in" svg:y="-0.2992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2" draw:style-name="gr8" draw:text-style-name="P6" svg:width="0.7831in" svg:height="0.2043in" svg:x="4.0339in" svg:y="-0.1953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3" draw:style-name="gr8" draw:text-style-name="P6" svg:width="0.4252in" svg:height="0.2043in" svg:x="6.461in" svg:y="-0.2209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14:53:20.245806033</meta:creation-date>
    <dc:date>2014-12-30T14:52:31.511598827</dc:date>
    <meta:editing-duration>P0D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